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Noto Sans Mono SemiCondensed ExtraBold1" svg:font-family="'Noto Sans Mono SemiCondensed ExtraBold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ono SemiCondensed ExtraBold" svg:font-family="'Noto Sans Mono SemiCondensed Extra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8cm" svg:stroke-color="#000000" draw:marker-start-width="0.316cm" draw:marker-end-width="0.316cm" draw:stroke-linejoin="none" svg:stroke-linecap="square" draw:fill="none" draw:textarea-horizontal-align="justify" draw:textarea-vertical-align="middle" draw:auto-grow-height="false" fo:min-height="0.534cm" fo:min-width="0.271cm" fo:padding-top="0.163cm" fo:padding-bottom="0.163cm" fo:padding-left="0.288cm" fo:padding-right="0.288cm"/>
    </style:style>
    <style:style style:name="gr2" style:family="graphic" style:parent-style-name="standard">
      <style:graphic-properties draw:stroke="none" svg:stroke-width="0.035cm" draw:stroke-linejoin="miter" draw:fill="none"/>
    </style:style>
    <style:style style:name="gr3" style:family="graphic" style:parent-style-name="standard">
      <style:graphic-properties draw:stroke="none" svg:stroke-color="#000000" draw:fill="solid" draw:fill-color="#000000" draw:textarea-horizontal-align="center" draw:textarea-vertical-align="middle" draw:auto-grow-height="true" draw:auto-grow-width="true" fo:min-height="0cm" fo:min-width="0cm" fo:padding-top="0cm" fo:padding-bottom="0cm" fo:padding-left="0cm" fo:padding-right="0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  <style:paragraph-properties fo:text-align="center" style:writing-mode="lr-tb"/>
      <style:text-properties style:font-name="Noto Sans Mono SemiCondensed ExtraBold1" fo:font-size="9pt" style:font-size-asian="9pt" style:font-size-complex="9pt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47cm" svg:height="0.86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2" draw:layer="layout" svg:width="0.847cm" svg:height="0.847cm" svg:x="0cm" svg:y="0cm" svg:viewBox="0 0 848 848" draw:points="0,0 848,0 848,848 0,848">
          <text:p/>
        </draw:polygon>
        <draw:g>
          <draw:polygon draw:style-name="gr3" draw:text-style-name="P3" draw:layer="layout" svg:width="0.158cm" svg:height="0.485cm" svg:x="0.137cm" svg:y="0.187cm" svg:viewBox="0 0 159 486" draw:points="0,486 0,0 159,0 159,92 54,92 54,210 153,210 153,301 54,301 54,486">
            <text:p/>
          </draw:polygon>
          <draw:polygon draw:style-name="gr3" draw:text-style-name="P3" draw:layer="layout" svg:width="0.158cm" svg:height="0.485cm" svg:x="0.338cm" svg:y="0.187cm" svg:viewBox="0 0 159 486" draw:points="0,486 0,0 159,0 159,92 54,92 54,210 153,210 153,301 54,301 54,486">
            <text:p/>
          </draw:polygon>
          <draw:polygon draw:style-name="gr3" draw:text-style-name="P3" draw:layer="layout" svg:width="0.184cm" svg:height="0.485cm" svg:x="0.524cm" svg:y="0.187cm" svg:viewBox="0 0 185 486" draw:points="66,486 66,92 0,92 0,0 185,0 185,92 119,92 119,486">
            <text:p/>
          </draw:polygon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Noto Sans Mono SemiCondensed ExtraBold1" svg:font-family="'Noto Sans Mono SemiCondensed ExtraBold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ono SemiCondensed ExtraBold" svg:font-family="'Noto Sans Mono SemiCondensed Extra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847cm" fo:page-height="0.84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5-17T22:38:47.125000000</dc:date>
    <meta:editing-duration>PT35M18S</meta:editing-duration>
    <meta:editing-cycles>13</meta:editing-cycles>
    <meta:generator>LibreOffice/7.0.4.2$Windows_X86_64 LibreOffice_project/dcf040e67528d9187c66b2379df5ea4407429775</meta:generator>
    <meta:document-statistic meta:object-count="6"/>
  </office:meta>
</office:document-meta>
</file>